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DBPatchRunner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DBPatchRunner.AntDBPatchRunner( DBPatchTask parentTask , Connection connection , File patchIndex , String patchTableName , String patchReleas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DBPatchRunner.logVerbos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DBPatchRunner.applyPatch( String patch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